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c7e" officeooo:paragraph-rsid="00147c7e"/>
    </style:style>
    <style:style style:name="P2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5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8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3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5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6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7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18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19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20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21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22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23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24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25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26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27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28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29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30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31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32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33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34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35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40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41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42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43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44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45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46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47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48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49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50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51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52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53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54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55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56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57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58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59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60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61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62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63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64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65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66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67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68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69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70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71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72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73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74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75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76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77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78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79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80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81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82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83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84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85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86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87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88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89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90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91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92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93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94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95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96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97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98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99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100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101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102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103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105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a0e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d4f8"/>
    </style:style>
    <style:style style:name="T5" style:family="text">
      <style:text-properties style:font-name="Verdana1"/>
    </style:style>
    <style:style style:name="T6" style:family="text">
      <style:text-properties style:font-name="Verdana1" officeooo:rsid="0028dc0f"/>
    </style:style>
    <style:style style:name="T7" style:family="text">
      <style:text-properties officeooo:rsid="002b4fd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e8462"/>
    </style:style>
    <style:style style:name="T10" style:family="text">
      <style:text-properties style:font-name="Courier 10 Pitch" officeooo:rsid="003f7017"/>
    </style:style>
    <style:style style:name="T11" style:family="text">
      <style:text-properties officeooo:rsid="0039fc5f"/>
    </style:style>
    <style:style style:name="T12" style:family="text">
      <style:text-properties officeooo:rsid="003b04eb"/>
    </style:style>
    <style:style style:name="T13" style:family="text">
      <style:text-properties officeooo:rsid="003dfc99"/>
    </style:style>
    <style:style style:name="T14" style:family="text">
      <style:text-properties officeooo:rsid="003f7017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DejaVu Sans Mono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style:font-name="DejaVu Sans Mono"/>
    </style:style>
    <style:style style:name="T20" style:family="text">
      <style:text-properties fo:color="#008000" style:font-name="DejaVu Sans Mono" fo:font-weight="bold"/>
    </style:style>
    <style:style style:name="T21" style:family="text">
      <style:text-properties fo:color="#008000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LINKS:</text:p>
      <text:p text:style-name="P46"/>
      <text:p text:style-name="P41"><text:a xlink:type="simple" xlink:href="http://micropython.org/download#esp8266" text:style-name="Internet_20_link" text:visited-style-name="Visited_20_Internet_20_Link">http://micropython.org/download#esp8266</text:a></text:p>
      <text:p text:style-name="P47"><text:bookmark-start text:name="__DdeLink__1044_1201590647"/><text:a xlink:type="simple" xlink:href="https://docs.micropython.org/en/latest/esp8266/esp8266/tutorial/intro.html" text:style-name="Internet_20_link" text:visited-style-name="Visited_20_Internet_20_Link">https://docs.micropython.org/en/latest/esp8266/esp8266/tutorial/intro.html</text:a><text:bookmark-end text:name="__DdeLink__1044_1201590647"/></text:p>
      <text:p text:style-name="P50"><text:a xlink:type="simple" xlink:href="https://github.com/espressif/esptool" text:style-name="Internet_20_link" text:visited-style-name="Visited_20_Internet_20_Link">https://github.com/espressif/esptool</text:a></text:p>
      <text:p text:style-name="P50"><text:a xlink:type="simple" xlink:href="https://github.com/micropython/webrepl" text:style-name="Internet_20_link" text:visited-style-name="Visited_20_Internet_20_Link"><text:span text:style-name="T7">https://github.com/micropython/webrepl</text:span></text:a></text:p>
      <text:p text:style-name="P50"/>
      <text:p text:style-name="P49"/>
      <text:p text:style-name="P49"/>
      <text:p text:style-name="P41"/>
      <text:p text:style-name="P41"/>
      <text:p text:style-name="P46">LIBRARY:</text:p>
      <text:p text:style-name="P46"/>
      <text:p text:style-name="P86">import esp</text:p>
      <text:p text:style-name="P90">import webrepl_setup</text:p>
      <text:p text:style-name="P87"><text:span text:style-name="T6">i</text:span><text:span text:style-name="T5">mport machine</text:span></text:p>
      <text:p text:style-name="P91">import time</text:p>
      <text:p text:style-name="P92">import os</text:p>
      <text:p text:style-name="P92"/>
      <text:p text:style-name="P48"/>
      <text:p text:style-name="P48"/>
      <text:p text:style-name="P40"/>
      <text:p text:style-name="P40">Instalar o firmware</text:p>
      <text:p text:style-name="P40"/>
      <text:p text:style-name="P40"/>
      <text:p text:style-name="P40">Tenho o esp8266-01 <text:s/>e o nodemcu lua com o esp8266-12F. Os firmwares ficam no link:</text:p>
      <text:p text:style-name="P1"><text:a xlink:type="simple" xlink:href="http://micropython.org/download#esp8266" text:style-name="Internet_20_link" text:visited-style-name="Visited_20_Internet_20_Link"><text:span text:style-name="T1">http://micropython.org/download#esp8266</text:span></text:a></text:p>
      <text:p text:style-name="P40"/>
      <text:p text:style-name="P40">Baixei a versão para o nodemcu que possui 4M e a versão de 512K para o esp01.</text:p>
      <text:p text:style-name="P40"/>
      <text:p text:style-name="P42">A versão de 512K possui menos recursos que a outra.</text:p>
      <text:p text:style-name="P42"/>
      <text:p text:style-name="P2">user ~ $ ls Downloads/esp82*</text:p>
      <text:p text:style-name="P2">Downloads/esp8266-20170526-v1.9.bin</text:p>
      <text:p text:style-name="P2">Downloads/esp8266-512k-20170530-v1.9-4-gd5b8825d.bin</text:p>
      <text:p text:style-name="P2">user ~ $ </text:p>
      <text:p text:style-name="P42"/>
      <text:p text:style-name="P42"/>
      <text:p text:style-name="P43">Também é preciso instalar a ferramenta de gravação do firware:</text:p>
      <text:p text:style-name="P43"/>
      <text:p text:style-name="P3">user ~ $ pip install esptool</text:p>
      <text:p text:style-name="P43"/>
      <text:p text:style-name="P43">Ou realizar o upgrade. Pois em versões anteriores ele não consegue detectar automaticamente o tamanho da flash.</text:p>
      <text:p text:style-name="P44"/>
      <text:p text:style-name="P4">user ~ $ pip install –upgrade esptool</text:p>
      <text:p text:style-name="P44"/>
      <text:p text:style-name="P45"/>
      <text:p text:style-name="P45">Limpando a flash</text:p>
      <text:p text:style-name="P45"/>
      <text:p text:style-name="P5">user ~ $ esptool.py --port /dev/ttyUSB0 erase_flash</text:p>
      <text:p text:style-name="P5">esptool.py v1.3</text:p>
      <text:p text:style-name="P5">Connecting....</text:p>
      <text:p text:style-name="P5">Running Cesanta flasher stub...</text:p>
      <text:p text:style-name="P5">Erasing flash (this may take a while)...</text:p>
      <text:p text:style-name="P5">Erase took 4.1 seconds</text:p>
      <text:p text:style-name="P5">user ~ $ </text:p>
      <text:p text:style-name="P45"/>
      <text:p text:style-name="P45"/>
      <text:p text:style-name="P45">Gravando o firware correspondente</text:p>
      <text:p text:style-name="P45"/>
      <text:p text:style-name="P45"/>
      <text:p text:style-name="P5">user ~ $ sudo esptool.py --port /dev/ttyUSB0 --baud 460800 write_flash --flash_size=detect 0 Downloads/esp8266-512k-20170530-v1.9-4-gd5b8825d.bin </text:p>
      <text:p text:style-name="P5">esptool.py v1.3</text:p>
      <text:p text:style-name="P5">Connecting....</text:p>
      <text:p text:style-name="P5">Auto-detected Flash size: 8m</text:p>
      <text:p text:style-name="P5">Running Cesanta flasher stub...</text:p>
      <text:p text:style-name="P5">Flash params set to 0x0020</text:p>
      <text:p text:style-name="P5">Wrote 503808 bytes at 0x0 in 12.1 seconds (333.8 kbit/s)...</text:p>
      <text:p text:style-name="P5">Leaving...</text:p>
      <text:p text:style-name="P5">user ~ $ </text:p>
      <text:p text:style-name="P5"/>
      <text:p text:style-name="P5"/>
      <text:p text:style-name="P67">30/05/2017 FIZ UM TESTE COM RESULTADOS ESTRANHOS!!!</text:p>
      <text:p text:style-name="P67"/>
      <text:p text:style-name="P67"><text:soft-page-break/>Este firware é para 512K. Contudo sei que meu esp8266-01 é uma versão atualizada para 1M. Então tentei gravar o mesmo firmware do nodemcu lua</text:p>
      <text:p text:style-name="P67"/>
      <text:p text:style-name="P22">user ~ $ sudo esptool.py --port /dev/ttyUSB0 --baud 460800 write_flash --flash_size=detect 0 Downloads/esp8266-20170526-v1.9.bin </text:p>
      <text:p text:style-name="P22">esptool.py v1.3</text:p>
      <text:p text:style-name="P22">Connecting....</text:p>
      <text:p text:style-name="P89">Auto-detected Flash size: 8m</text:p>
      <text:p text:style-name="P22">Running Cesanta flasher stub...</text:p>
      <text:p text:style-name="P22">Flash params set to 0x0020</text:p>
      <text:p text:style-name="P22">Wrote 602112 bytes at 0x0 in 14.4 seconds (333.6 kbit/s)...</text:p>
      <text:p text:style-name="P22">Leaving...</text:p>
      <text:p text:style-name="P67"><text:span text:style-name="T8">user ~ $</text:span> </text:p>
      <text:p text:style-name="P67"/>
      <text:p text:style-name="P67"/>
      <text:p text:style-name="P67">Ele detectou como 8MB. Não está certo. É para ele ter 1MB</text:p>
      <text:p text:style-name="P67"/>
      <text:p text:style-name="P69">Humm no comando</text:p>
      <text:p text:style-name="P69"/>
      <text:p text:style-name="P23">&gt;&gt;&gt; esp.flash_size()</text:p>
      <text:p text:style-name="P23">1048576</text:p>
      <text:p text:style-name="P23">&gt;&gt;&gt; </text:p>
      <text:p text:style-name="P69"/>
      <text:p text:style-name="P70">Ele mostrou a qtd certa.</text:p>
      <text:p text:style-name="P24"/>
      <text:p text:style-name="P70"><text:span text:style-name="T14">DEU CERTO</text:span><text:span text:style-name="T10"> </text:span></text:p>
      <text:p text:style-name="P5"/>
      <text:p text:style-name="P5"/>
      <text:p text:style-name="P45"/>
      <text:p text:style-name="P45">Usando o software picocom é possível entrar no prompt do micropython</text:p>
      <text:p text:style-name="P45"/>
      <text:p text:style-name="P5">user ~ $ picocom /dev/ttyUSB0 <text:s/>-b115200</text:p>
      <text:p text:style-name="P5">picocom v1.7</text:p>
      <text:p text:style-name="P5"/>
      <text:p text:style-name="P5">port is <text:s text:c="7"/>: /dev/ttyUSB0</text:p>
      <text:p text:style-name="P5">flowcontrol <text:s text:c="3"/>: none</text:p>
      <text:p text:style-name="P5">baudrate is <text:s text:c="3"/>: 115200</text:p>
      <text:p text:style-name="P5">parity is <text:s text:c="5"/>: none</text:p>
      <text:p text:style-name="P5">databits are <text:s text:c="2"/>: 8</text:p>
      <text:p text:style-name="P5">escape is <text:s text:c="5"/>: C-a</text:p>
      <text:p text:style-name="P5">local echo is <text:s/>: no</text:p>
      <text:p text:style-name="P5">noinit is <text:s text:c="5"/>: no</text:p>
      <text:p text:style-name="P5">noreset is <text:s text:c="4"/>: no</text:p>
      <text:p text:style-name="P5">nolock is <text:s text:c="5"/>: no</text:p>
      <text:p text:style-name="P5">send_cmd is <text:s text:c="3"/>: sz -vv</text:p>
      <text:p text:style-name="P5">receive_cmd is : rz -vv</text:p>
      <text:p text:style-name="P5">imap is <text:s text:c="7"/>: </text:p>
      <text:p text:style-name="P5">omap is <text:s text:c="7"/>: </text:p>
      <text:p text:style-name="P5">emap is <text:s text:c="7"/>: crcrlf,delbs,</text:p>
      <text:p text:style-name="P5"/>
      <text:p text:style-name="P5">Terminal ready</text:p>
      <text:p text:style-name="P5"/>
      <text:p text:style-name="P5">&gt;&gt;&gt;</text:p>
      <text:p text:style-name="P5"/>
      <text:p text:style-name="P51">PRONTO!! Micropython rodando no esp8266.</text:p>
      <text:p text:style-name="P52">Ele já reinicia no modo AP para wifi. É possível conectar no ESP.</text:p>
      <text:p text:style-name="P56">Caso a rede que apareça for Micropython-** a senha será <text:span text:style-name="T3">micropythoN</text:span></text:p>
      <text:p text:style-name="P56"/>
      <text:p text:style-name="P52"/>
      <text:p text:style-name="P52">Esta é a mensagem que aparece no terminal <text:s/>ao conectar e ao desconectar;</text:p>
      <text:p text:style-name="P52"/>
      <text:p text:style-name="P6">&gt;&gt;&gt; add 1</text:p>
      <text:p text:style-name="P6">aid 1</text:p>
      <text:p text:style-name="P6">station: cc:fa:00:9f:5e:98 join, AID = 1</text:p>
      <text:p text:style-name="P6">station: cc:fa:00:9f:5e:98 leave, AID = 1</text:p>
      <text:p text:style-name="P6">rm 1</text:p>
      <text:p text:style-name="P52"/>
      <text:p text:style-name="P52"/>
      <text:p text:style-name="P52"/>
      <text:p text:style-name="P54">Alguns testes com o módulo esp.</text:p>
      <text:p text:style-name="P54"/>
      <text:p text:style-name="P31">import esp</text:p>
      <text:p text:style-name="P54"/>
      <text:p text:style-name="P77">01</text:p>
      <text:p text:style-name="P31">&gt;&gt;&gt; esp.check_fw()</text:p>
      <text:p text:style-name="P7"><text:soft-page-break/>size: 502484</text:p>
      <text:p text:style-name="P7">md5: 9614a884c40e6b92bec8cf1b6f90e575</text:p>
      <text:p text:style-name="P7">True</text:p>
      <text:p text:style-name="P7">&gt;&gt;&gt; </text:p>
      <text:p text:style-name="P52"/>
      <text:p text:style-name="P77">12F</text:p>
      <text:p text:style-name="P31">&gt;&gt;&gt; esp.check_fw()</text:p>
      <text:p text:style-name="P7">size: 598068</text:p>
      <text:p text:style-name="P7">md5: cf3a503028855e9dc093a2ec3ab53634</text:p>
      <text:p text:style-name="P7">True</text:p>
      <text:p text:style-name="P7">&gt;&gt;&gt; </text:p>
      <text:p text:style-name="P52"/>
      <text:p text:style-name="P32">&gt;&gt;&gt; esp.flash_size()</text:p>
      <text:p text:style-name="P8">1048576</text:p>
      <text:p text:style-name="P8">&gt;&gt;&gt; </text:p>
      <text:p text:style-name="P8"/>
      <text:p text:style-name="P32">&gt;&gt;&gt; esp.flash_size()</text:p>
      <text:p text:style-name="P8">4194304</text:p>
      <text:p text:style-name="P8">&gt;&gt;&gt; </text:p>
      <text:p text:style-name="P8"/>
      <text:p text:style-name="P8"/>
      <text:p text:style-name="P33">&gt;&gt;&gt; esp.info()</text:p>
      <text:p text:style-name="P9">_text_start=40100000</text:p>
      <text:p text:style-name="P9">_text_end=40107c9c</text:p>
      <text:p text:style-name="P9">_irom0_text_start=40209000</text:p>
      <text:p text:style-name="P9">_irom0_text_end=4027aad4</text:p>
      <text:p text:style-name="P9">_data_start=3ffe8000</text:p>
      <text:p text:style-name="P9">_data_end=3ffe8438</text:p>
      <text:p text:style-name="P9">_rodata_start=3ffe8440</text:p>
      <text:p text:style-name="P9">_rodata_end=3ffe8ff8</text:p>
      <text:p text:style-name="P9">_bss_start=3ffe8ff8</text:p>
      <text:p text:style-name="P9">_bss_end=3fff8940</text:p>
      <text:p text:style-name="P9">_heap_start=3fff8940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960 : 35328</text:p>
      <text:p text:style-name="P9"><text:s text:c="2"/>1=27 2=7 m=5</text:p>
      <text:p text:style-name="P9"><text:span text:style-name="T3">&gt;&gt;&gt;</text:span> </text:p>
      <text:p text:style-name="P33">&gt;&gt;&gt; esp.info()</text:p>
      <text:p text:style-name="P9">_text_start=40100000</text:p>
      <text:p text:style-name="P9">_text_end=40107d70</text:p>
      <text:p text:style-name="P9">_irom0_text_start=40209000</text:p>
      <text:p text:style-name="P9">_irom0_text_end=40292034</text:p>
      <text:p text:style-name="P9">_data_start=3ffe8000</text:p>
      <text:p text:style-name="P9">_data_end=3ffe8450</text:p>
      <text:p text:style-name="P9">_rodata_start=3ffe8450</text:p>
      <text:p text:style-name="P9">_rodata_end=3ffe9008</text:p>
      <text:p text:style-name="P9">_bss_start=3ffe9008</text:p>
      <text:p text:style-name="P9">_bss_end=3fff8b68</text:p>
      <text:p text:style-name="P9">_heap_start=3fff8b68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5504 : 30784</text:p>
      <text:p text:style-name="P9"><text:s text:c="2"/>1=40 2=11 m=264</text:p>
      <text:p text:style-name="P9"><text:span text:style-name="T3">&gt;&gt;&gt;</text:span> </text:p>
      <text:p text:style-name="P51"/>
      <text:p text:style-name="P51"/>
      <text:p text:style-name="P34">&gt;&gt;&gt; esp.meminfo()</text:p>
      <text:p text:style-name="P10">data <text:s/>: 0x3ffe8000 ~ 0x3ffe8438, len: 1080</text:p>
      <text:p text:style-name="P10">rodata: 0x3ffe8440 ~ 0x3ffe8ff8, len: 3000</text:p>
      <text:p text:style-name="P10">bss <text:s text:c="2"/>: 0x3ffe8ff8 ~ 0x3fff8940, len: 63816</text:p>
      <text:p text:style-name="P10">heap <text:s/>: 0x3fff8940 ~ 0x3fffc000, len: 14016</text:p>
      <text:p text:style-name="P10">&gt;&gt;&gt; </text:p>
      <text:p text:style-name="P51"><text:soft-page-break/></text:p>
      <text:p text:style-name="P34">&gt;&gt;&gt; esp.freemem()</text:p>
      <text:p text:style-name="P10">12216</text:p>
      <text:p text:style-name="P10">&gt;&gt;&gt; </text:p>
      <text:p text:style-name="P10"/>
      <text:p text:style-name="P34">&gt;&gt;&gt; esp.freemem()</text:p>
      <text:p text:style-name="P10">10752</text:p>
      <text:p text:style-name="P10">&gt;&gt;&gt; </text:p>
      <text:p text:style-name="P53"/>
      <text:p text:style-name="P53"/>
      <text:p text:style-name="P55">O shell do micropython também é chamado de REPL. É possível acessar pela serial do dispositivo. <text:span text:style-name="T4">O baudrate é de 115200.</text:span></text:p>
      <text:p text:style-name="P55"/>
      <text:p text:style-name="P55"/>
      <text:p text:style-name="P78">UART0:</text:p>
      <text:p text:style-name="P78"><text:s text:c="3"/>U0RXD – GPIO3</text:p>
      <text:p text:style-name="P78"><text:s text:c="3"/>U0TXD – GPIO1</text:p>
      <text:p text:style-name="P55"/>
      <text:p text:style-name="P11">$user picocom /dev/ttyUSB0 -b115200</text:p>
      <text:p text:style-name="P53"/>
      <text:p text:style-name="P53"/>
      <text:p text:style-name="P57">Também é possível se conectar via Browser, usando WebREPL, por padrão está desabilitado.</text:p>
      <text:p text:style-name="P57">Para habilitar será necessário se conectar na serial e executar os comandos:</text:p>
      <text:p text:style-name="P57"/>
      <text:p text:style-name="P35">&gt;&gt;&gt; import webrepl_setup</text:p>
      <text:p text:style-name="P12">WebREPL daemon auto-start status: disabled</text:p>
      <text:p text:style-name="P12"/>
      <text:p text:style-name="P12">Would you like to (E)nable or (D)isable it running on boot?</text:p>
      <text:p text:style-name="P12">(Empty line to quit)</text:p>
      <text:p text:style-name="P12">&gt; E</text:p>
      <text:p text:style-name="P12">To enable WebREPL, you must set password for it</text:p>
      <text:p text:style-name="P12"/>
      <text:p text:style-name="P12">New password: 1234</text:p>
      <text:p text:style-name="P12">Confirm password: 1234</text:p>
      <text:p text:style-name="P12">Changes will be activated after reboot</text:p>
      <text:p text:style-name="P12">Would you like to reboot now? (y/n) y</text:p>
      <text:p text:style-name="P57">&gt;&gt;&gt; </text:p>
      <text:p text:style-name="P53"/>
      <text:p text:style-name="P36">WebREPL daemon started on ws://192.168.4.1:8266</text:p>
      <text:p text:style-name="P13">Started webrepl in normal mode</text:p>
      <text:p text:style-name="P13">OSError: [Errno 2] ENOENT</text:p>
      <text:p text:style-name="P13"/>
      <text:p text:style-name="P13">MicroPython v1.9-8-gfcaadf92 on 2017-05-26; ESP module with ESP8266</text:p>
      <text:p text:style-name="P13">Type "help()" for more information.</text:p>
      <text:p text:style-name="P13">&gt;&gt;&gt; </text:p>
      <text:p text:style-name="P53"/>
      <text:p text:style-name="P58">Dá para acessar o link on line ou baixar o WebRPL no PC e utilizar executando o webrepl.html</text:p>
      <text:p text:style-name="P58"/>
      <text:p text:style-name="P58"/>
      <text:p text:style-name="P66">Tentei configurar o webrepl no esp8266-01 e consegui.</text:p>
      <text:p text:style-name="P66">Contudo, não deu certo nem enviar e nem receber arquivos.</text:p>
      <text:p text:style-name="P66">A configuração também não ficou salva</text:p>
      <text:p text:style-name="P66"/>
      <text:p text:style-name="P21">Traceback (most recent call last):</text:p>
      <text:p text:style-name="P21"><text:s text:c="2"/>File "_boot.py", line 11, in &lt;module&gt;</text:p>
      <text:p text:style-name="P21"><text:s text:c="2"/>File "_boot.py", line 8, in &lt;module&gt;</text:p>
      <text:p text:style-name="P21">AttributeError: 'module' object has no attribute 'mount'</text:p>
      <text:p text:style-name="P21">OSError: [Errno 2] ENOENT</text:p>
      <text:p text:style-name="P21">OSError: [Errno 2] ENOENT</text:p>
      <text:p text:style-name="P21"/>
      <text:p text:style-name="P21">MicroPython v1.9-4-gd5b8825d on 2017-05-30; ESP module with ESP8266</text:p>
      <text:p text:style-name="P21">Type "help()" for more information.</text:p>
      <text:p text:style-name="P66"/>
      <text:p text:style-name="P66">Esse é o erro ao tentar enviar um arquivo. Ele chega a reiniciar.</text:p>
      <text:p text:style-name="P66"/>
      <text:p text:style-name="P66">Para configurar no esp8266-01 fiz o seguinte</text:p>
      <text:p text:style-name="P66"/>
      <text:p text:style-name="P21">&gt;&gt;&gt; webrepl._webrepl.password('1234')</text:p>
      <text:p text:style-name="P21">&gt;&gt;&gt; webrepl.setup_conn(8266,webrepl.accept_conn)</text:p>
      <text:p text:style-name="P21">WebREPL daemon started on ws://192.168.4.1:8266</text:p>
      <text:p text:style-name="P21">&lt;socket state=0 timeout=-1 incoming=0 off=0&gt;</text:p>
      <text:p text:style-name="P21">&gt;&gt;&gt; </text:p>
      <text:p text:style-name="P21">WebREPL connection from: ('192.168.4.2', 36350)</text:p>
      <text:p text:style-name="P66"/>
      <text:p text:style-name="P66"/>
      <text:p text:style-name="P58"><text:soft-page-break/></text:p>
      <text:p text:style-name="P58"/>
      <text:p text:style-name="P58"/>
      <text:p text:style-name="P58"/>
      <text:p text:style-name="P58"/>
      <text:p text:style-name="P59">Primeio teste que fiz foi ascender o LED onboard do nodemcu, que fica na GPIO2.</text:p>
      <text:p text:style-name="P59"/>
      <text:p text:style-name="P59">O led é invertido, high – desliga, low – liga.</text:p>
      <text:p text:style-name="P59"/>
      <text:p text:style-name="P37">import machine</text:p>
      <text:p text:style-name="P14"/>
      <text:p text:style-name="P14">&gt;&gt;&gt; pin = machine.Pin(2, machine.Pin.OUT)</text:p>
      <text:p text:style-name="P14">&gt;&gt;&gt; pin.low()</text:p>
      <text:p text:style-name="P88">Traceback (most recent call last):</text:p>
      <text:p text:style-name="P88"><text:s text:c="2"/>File "&lt;stdin&gt;", line 1, in &lt;module&gt;</text:p>
      <text:p text:style-name="P88">AttributeError: 'Pin' object has no attribute 'low'</text:p>
      <text:p text:style-name="P14"/>
      <text:p text:style-name="P14">&gt;&gt;&gt; pin.on()</text:p>
      <text:p text:style-name="P14">&gt;&gt;&gt; pin.off()</text:p>
      <text:p text:style-name="P14">&gt;&gt;&gt; </text:p>
      <text:p text:style-name="P58"/>
      <text:p text:style-name="P59">No tutorial ele diz para utilizar <text:span text:style-name="T8">pin.low()</text:span> e <text:span text:style-name="T8">pin.high()</text:span>, contudo estas funções não existem. Ao invés utilizei <text:span text:style-name="T8">pin.off() </text:span>e <text:span text:style-name="T8">pin.on()</text:span></text:p>
      <text:p text:style-name="P58"/>
      <text:p text:style-name="P60">Descrição:</text:p>
      <text:p text:style-name="P60"/>
      <text:p text:style-name="P60">pin recebe um objeto do tipo Pin. <text:s/><text:span text:style-name="T9">m</text:span><text:span text:style-name="T8">achine</text:span> que é o módulo <text:span text:style-name="T8">.Pin(2, machine.Pin.OUT)</text:span>, 2 é a GPIO e OUT quer dizer que a porta será de saída.</text:p>
      <text:p text:style-name="P60"/>
      <text:p text:style-name="P60"/>
      <text:p text:style-name="P58"/>
      <text:p text:style-name="P61">Criando um toggle para o Pin.</text:p>
      <text:p text:style-name="P61"/>
      <text:p text:style-name="P15">&gt;&gt;&gt; def toggle(p):</text:p>
      <text:p text:style-name="P15">... <text:s text:c="4"/>p.value(not p.value())</text:p>
      <text:p text:style-name="P15"/>
      <text:p text:style-name="P15"/>
      <text:p text:style-name="P15">toggle(pin)</text:p>
      <text:p text:style-name="P61"/>
      <text:p text:style-name="P61"/>
      <text:p text:style-name="P93">Está aqui um Blink!!!!</text:p>
      <text:p text:style-name="P93"/>
      <text:p text:style-name="P93"/>
      <text:p text:style-name="P94">&gt;&gt;&gt; import time</text:p>
      <text:p text:style-name="P94">&gt;&gt;&gt; while True:</text:p>
      <text:p text:style-name="P94">... <text:s text:c="4"/>toggle(pin)</text:p>
      <text:p text:style-name="P98">... <text:s text:c="4"/>time.sleep_ms(500)</text:p>
      <text:p text:style-name="P58"/>
      <text:p text:style-name="P53"/>
      <text:p text:style-name="P53"/>
      <text:p text:style-name="P53"/>
      <text:p text:style-name="P62">Crtl+E entra no modo “paste”. Onde é possível escrever várias linhas de código e depois apertar Crtl+D para executar ou Crtl+C para cancelar.</text:p>
      <text:p text:style-name="P62"/>
      <text:p text:style-name="P81"/>
      <text:p text:style-name="P53"/>
      <text:p text:style-name="P53"/>
      <text:p text:style-name="P83">30/05/2017</text:p>
      <text:p text:style-name="P83"/>
      <text:p text:style-name="P83">FILESYSTEM</text:p>
      <text:p text:style-name="P83"/>
      <text:p text:style-name="P83">É identico ao python mesmo.</text:p>
      <text:p text:style-name="P83">Para abrir um arquivo:</text:p>
      <text:p text:style-name="P83"/>
      <text:p text:style-name="P95">f = open(“nome_do_arquivo”, “modo”);</text:p>
      <text:p text:style-name="P83"/>
      <text:p text:style-name="P83">modo = “w”, “wb”, “r”, “rb”</text:p>
      <text:p text:style-name="P83"/>
      <text:p text:style-name="P83">Se o modo não for passado, por padrão abre como leitura e como arquivo txt.</text:p>
      <text:p text:style-name="P83"/>
      <text:p text:style-name="P96">f.write()</text:p>
      <text:p text:style-name="P96">f.read()</text:p>
      <text:p text:style-name="P96">f.close()</text:p>
      <text:p text:style-name="P84"/>
      <text:p text:style-name="P84"><text:soft-page-break/></text:p>
      <text:p text:style-name="P84"/>
      <text:p text:style-name="P85">Tentei e deu este erro:</text:p>
      <text:p text:style-name="P85"/>
      <text:p text:style-name="P97">&gt;&gt;&gt; f = open("data.txt")</text:p>
      <text:p text:style-name="P97">Traceback (most recent call last):</text:p>
      <text:p text:style-name="P97"><text:s text:c="2"/>File "&lt;stdin&gt;", line 1, in &lt;module&gt;</text:p>
      <text:p text:style-name="P97">OSError: [Errno 2] ENOENT</text:p>
      <text:p text:style-name="P97">&gt;&gt;&gt; </text:p>
      <text:p text:style-name="P85"/>
      <text:p text:style-name="P85">Aconteceu porque por padrão ele abre em modo de leitura, e o arquivo não existe.</text:p>
      <text:p text:style-name="P85"/>
      <text:p text:style-name="P53"/>
      <text:p text:style-name="P63">Para trabalhar com o sistema de arquivos temos o módulo os</text:p>
      <text:p text:style-name="P63"/>
      <text:p text:style-name="P16">import os</text:p>
      <text:p text:style-name="P16"/>
      <text:p text:style-name="P17"><text:span text:style-name="T12">&gt;&gt;&gt; </text:span>os.rename(‘data.txt’,’outro.txt’)</text:p>
      <text:p text:style-name="P16"><text:span text:style-name="T12">&gt;&gt;&gt; </text:span>os.remove(‘<text:span text:style-name="T11">outro.txt’</text:span>)</text:p>
      <text:p text:style-name="P16"/>
      <text:p text:style-name="P18">&gt;&gt;&gt; os.getcwd()</text:p>
      <text:p text:style-name="P18">'/'</text:p>
      <text:p text:style-name="P18">&gt;&gt;&gt; os.listdir()</text:p>
      <text:p text:style-name="P18">['boot.py', 'webrepl_cfg.py', 'outro.txt']</text:p>
      <text:p text:style-name="P18">&gt;&gt;&gt; os.mkdir('scripts')</text:p>
      <text:p text:style-name="P18">&gt;&gt;&gt; os.chdir('scripts')</text:p>
      <text:p text:style-name="P18">&gt;&gt;&gt; os.getcwd()</text:p>
      <text:p text:style-name="P18">'/scripts'</text:p>
      <text:p text:style-name="P18">&gt;&gt;&gt; </text:p>
      <text:p text:style-name="P19">&gt;&gt;&gt; os.rmdir('scripts')</text:p>
      <text:p text:style-name="P19"/>
      <text:p text:style-name="P20">&gt;&gt;&gt; os.uname()</text:p>
      <text:p text:style-name="P20">(sysname='esp8266', nodename='esp8266', release='2.0.0(5a875ba)', version='v1.9-8-gfcaadf92 on 2017-05-26', machine='ESP module with ESP8266')</text:p>
      <text:p text:style-name="P20">&gt;&gt;&gt; </text:p>
      <text:p text:style-name="P64"/>
      <text:p text:style-name="P64"/>
      <text:p text:style-name="P63"/>
      <text:p text:style-name="P65">No esp8266-<text:span text:style-name="T13">01</text:span> não existem as funções de arquivo. Somente o open e mesmo assim não consegui fazer nada com ele.</text:p>
      <text:p text:style-name="P65"/>
      <text:p text:style-name="P67">No esp8266-01 512K não existe filesystem.</text:p>
      <text:p text:style-name="P67"/>
      <text:p text:style-name="P68">Contudo, minha versão é atualizada de 1MB. Coloquei a mesma versão do nodeMcu e funcionou. Agora tem as mesmas funções!!!!!</text:p>
      <text:p text:style-name="P68"/>
      <text:p text:style-name="P68"/>
      <text:p text:style-name="P82"/>
      <text:p text:style-name="P53"/>
      <text:p text:style-name="P53"/>
      <text:p text:style-name="P53"/>
      <text:p text:style-name="P53"/>
      <text:p text:style-name="P53"/>
      <text:p text:style-name="P53"/>
      <text:p text:style-name="P53">GLOSSARY</text:p>
      <text:p text:style-name="P53"/>
      <text:p text:style-name="P51">*** <text:span text:style-name="T2">REPL: Read – Eval – Print – Loop</text:span></text:p>
      <text:p text:style-name="P51"/>
      <text:p text:style-name="P51"/>
      <text:p text:style-name="P51"/>
      <text:p text:style-name="P79">NETWORK</text:p>
      <text:p text:style-name="P71"/>
      <text:p text:style-name="P71">Existem duas interfaces de rede.</text:p>
      <text:p text:style-name="P71"/>
      <text:p text:style-name="P71">1 – Para acessar um router <text:s/>STA</text:p>
      <text:p text:style-name="P71">2 – Para se tornar um Access point – AP</text:p>
      <text:p text:style-name="P71"/>
      <text:p text:style-name="P72">Para manipular as interfaces, é preciso pegar suas instâncias</text:p>
      <text:p text:style-name="P72"/>
      <text:p text:style-name="P72"/>
      <text:p text:style-name="P25">&gt;&gt;&gt; import network</text:p>
      <text:p text:style-name="P25"/>
      <text:p text:style-name="P25">&gt;&gt;&gt; sta_if = network.WLAN(network.STA_IF)</text:p>
      <text:p text:style-name="P25">&gt;&gt;&gt; sta_if</text:p>
      <text:p text:style-name="P25">&lt;WLAN&gt;</text:p>
      <text:p text:style-name="P25"/>
      <text:p text:style-name="P25"><text:soft-page-break/>&gt;&gt;&gt; ap_if = network.WLAN(network.AP_IF)</text:p>
      <text:p text:style-name="P25">&gt;&gt;&gt; ap_if</text:p>
      <text:p text:style-name="P25">&lt;WLAN&gt;</text:p>
      <text:p text:style-name="P25">&gt;&gt;&gt; </text:p>
      <text:p text:style-name="P25"/>
      <text:p text:style-name="P25">&gt;&gt;&gt; sta_if.isconnected()</text:p>
      <text:p text:style-name="P25">False</text:p>
      <text:p text:style-name="P25">&gt;&gt;&gt; ap_if.isconnected()</text:p>
      <text:p text:style-name="P25">True</text:p>
      <text:p text:style-name="P25">&gt;&gt;&gt; </text:p>
      <text:p text:style-name="P25"/>
      <text:p text:style-name="P27">&gt;&gt;&gt; ap_if.status()</text:p>
      <text:p text:style-name="P27">-1</text:p>
      <text:p text:style-name="P27">&gt;&gt;&gt; sta_if.status()</text:p>
      <text:p text:style-name="P27">255</text:p>
      <text:p text:style-name="P27">&gt;&gt;&gt; </text:p>
      <text:p text:style-name="P73"/>
      <text:p text:style-name="P28">&gt;&gt;&gt; sta_if.ifconfig()</text:p>
      <text:p text:style-name="P28">('0.0.0.0', '0.0.0.0', '0.0.0.0', '208.67.222.222')</text:p>
      <text:p text:style-name="P28">&gt;&gt;&gt; </text:p>
      <text:p text:style-name="P28">&gt;&gt;&gt; ap_if.ifconfig()</text:p>
      <text:p text:style-name="P28">('192.168.4.1', '255.255.255.0', '192.168.4.1', '208.67.222.222')</text:p>
      <text:p text:style-name="P28">&gt;&gt;&gt; </text:p>
      <text:p text:style-name="P74"/>
      <text:p text:style-name="P80">Passos para conectar a uma REDE Wifi</text:p>
      <text:p text:style-name="P75"/>
      <text:p text:style-name="P75"/>
      <text:p text:style-name="P38">&gt;&gt;&gt; import network</text:p>
      <text:p text:style-name="P26"/>
      <text:p text:style-name="P39">&gt;&gt;&gt; sta_if = network.WLAN(network.STA_IF)</text:p>
      <text:p text:style-name="P29">&gt;&gt;&gt; sta_if</text:p>
      <text:p text:style-name="P29">&lt;WLAN&gt;</text:p>
      <text:p text:style-name="P39">&gt;&gt;&gt; sta_if.active(True)</text:p>
      <text:p text:style-name="P29">#5 ets_task(4020ed88, 28, 3fff9820, 10)</text:p>
      <text:p text:style-name="P29">&gt;&gt;&gt; sta_if.active()</text:p>
      <text:p text:style-name="P29">True</text:p>
      <text:p text:style-name="P39">&gt;&gt;&gt; sta_if.connect('CASA_NETWORK','8fc51f86x2')</text:p>
      <text:p text:style-name="P29">&gt;&gt;&gt; sta_if.isconnected()</text:p>
      <text:p text:style-name="P29">True</text:p>
      <text:p text:style-name="P29">&gt;&gt;&gt; sta_if.ifconfig()</text:p>
      <text:p text:style-name="P29">('192.168.6.117', '255.255.255.0', '192.168.6.1', '192.168.6.1')</text:p>
      <text:p text:style-name="P29">&gt;&gt;&gt; </text:p>
      <text:p text:style-name="P29"/>
      <text:p text:style-name="P76">Opcionalmente pode-se desativar a interface AP</text:p>
      <text:p text:style-name="P76"/>
      <text:p text:style-name="P30">&gt;&gt;&gt; ap_if.active(False)</text:p>
      <text:p text:style-name="P30">&gt;&gt;&gt; ap_if.active()</text:p>
      <text:p text:style-name="P30">False</text:p>
      <text:p text:style-name="P76"/>
      <text:p text:style-name="P76"/>
      <text:p text:style-name="P99">criei um script chamado connect.py</text:p>
      <text:p text:style-name="P99"/>
      <text:p text:style-name="P103"><text:span text:style-name="T16">def </text:span>do_connect():</text:p>
      <text:p text:style-name="P105"><text:s text:c="4"/><text:span text:style-name="T16">import </text:span>network</text:p>
      <text:p text:style-name="P105"><text:s text:c="4"/>sta_if = network.WLAN(network.STA_IF)</text:p>
      <text:p text:style-name="P105"><text:s text:c="4"/><text:span text:style-name="T16">if not </text:span>sta_if.isconnected():</text:p>
      <text:p text:style-name="P105"><text:s text:c="8"/><text:span text:style-name="T16">print </text:span>(<text:span text:style-name="T21">'connecting to network...'</text:span>)</text:p>
      <text:p text:style-name="P105"><text:s text:c="8"/>sta_if.active(<text:span text:style-name="T15">True</text:span>)</text:p>
      <text:p text:style-name="P105"><text:s text:c="8"/>sta_if.connect(<text:span text:style-name="T21">'CASA_NETWORK'</text:span>,<text:span text:style-name="T21">'8fc51f86x2'</text:span>)</text:p>
      <text:p text:style-name="P105"><text:s text:c="8"/><text:span text:style-name="T16">while not </text:span>sta_if.isconnected():</text:p>
      <text:p text:style-name="P105"><text:s text:c="12"/><text:span text:style-name="T16">pass</text:span></text:p>
      <text:p text:style-name="P104"><text:span text:style-name="T15"><text:s text:c="4"/></text:span><text:span text:style-name="T16">print </text:span>(<text:span text:style-name="T21">'network config'</text:span>, sta_if.ifconfig())</text:p>
      <text:p text:style-name="P99"/>
      <text:p text:style-name="P99">Através do webrepl enviei este arquivo ao esp8266</text:p>
      <text:p text:style-name="P99"/>
      <text:p text:style-name="P99">No terminal executei os seguintes comandos:</text:p>
      <text:p text:style-name="P99"/>
      <text:p text:style-name="P102">&gt;&gt;&gt; import connect</text:p>
      <text:p text:style-name="P102">&gt;&gt;&gt; connect.do_connect()</text:p>
      <text:p text:style-name="P102">network config ('192.168.43.31', '255.255.255.0', '192.168.43.1', '192.168.43.1')</text:p>
      <text:p text:style-name="P102">&gt;&gt;&gt; </text:p>
      <text:p text:style-name="P99"/>
      <text:p text:style-name="P99"/>
      <text:p text:style-name="P99"/>
      <text:p text:style-name="P100"><text:soft-page-break/>30/05/2017 <text:s text:c="3"/>– SOCKETS</text:p>
      <text:p text:style-name="P100"/>
      <text:p text:style-name="P100"/>
      <text:p text:style-name="P101">Sockets são os pontos finais de conexão de uma rede. Os protocolos de aplicação de rede rodam sobre os sockets</text:p>
      <text:p text:style-name="P101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5-30T20:49:16.645828486</dc:date>
    <meta:editing-duration>PT3H46M49S</meta:editing-duration>
    <meta:editing-cycles>56</meta:editing-cycles>
    <meta:document-statistic meta:table-count="0" meta:image-count="0" meta:object-count="0" meta:page-count="8" meta:paragraph-count="341" meta:word-count="1372" meta:character-count="9851" meta:non-whitespace-character-count="8593"/>
  </office:meta>
</office:document-meta>
</file>